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E000001838507C6197E34CE55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7100000206D9EC48755BD8640F.png" manifest:media-type="image/png"/>
  <manifest:file-entry manifest:full-path="Pictures/1000000000000604000001F05D162C08753F97D3.jpg" manifest:media-type="image/jpeg"/>
  <manifest:file-entry manifest:full-path="Pictures/1000000000000A0000000780B67E1AFAC6CB9BFD.jpg" manifest:media-type="image/jpeg"/>
  <manifest:file-entry manifest:full-path="Pictures/10000000000001DF0000012816BBB290BE4D5E67.jpg" manifest:media-type="image/jpeg"/>
  <manifest:file-entry manifest:full-path="Pictures/10000000000001F4000001798FABA83EA0D4EC2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7.941cm"/>
    </style:style>
    <style:style style:name="gr7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solid" draw:fill="solid" draw:fill-color="#ffffff" fo:min-height="2.925cm"/>
    </style:style>
    <style:style style:name="gr9" style:family="graphic" style:parent-style-name="standard">
      <style:graphic-properties draw:stroke="solid" draw:fill="solid" draw:fill-color="#ffffff" fo:min-height="4.208cm"/>
    </style:style>
    <style:style style:name="gr10" style:family="graphic" style:parent-style-name="standard">
      <style:graphic-properties draw:stroke="solid" draw:fill="solid" draw:fill-color="#ffffff" fo:min-height="7.135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15.354cm"/>
    </style:style>
    <style:style style:name="pr8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12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tyle="italic" style:font-style-asian="italic" style:font-style-complex="italic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0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 New"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10 Pitch" fo:font-size="16pt" fo:font-style="italic" fo:font-weight="normal" style:font-name-asian="Cumberland AMT" style:font-size-asian="16pt" style:font-style-asian="italic" style:font-weight-asian="normal" style:font-name-complex="Cumberland AMT" style:font-size-complex="16pt" style:font-style-complex="italic" style:font-weight-complex="normal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Courier 10 Pitch" fo:font-size="12pt" fo:font-weight="bold" style:font-name-asian="Cumberland AMT" style:font-size-asian="12pt" style:font-weight-asian="bold" style:font-name-complex="Cumberland AMT" style:font-size-complex="12pt" style:font-weight-complex="bold"/>
    </style:style>
    <style:style style:name="T18" style:family="text">
      <style:text-properties fo:color="#008000" fo:font-size="28pt" style:font-size-asian="28pt" style:font-size-complex="28pt"/>
    </style:style>
    <style:style style:name="T19" style:family="text">
      <style:text-properties fo:color="#ff0000" fo:font-size="28pt" style:font-size-asian="28pt" style:font-size-complex="2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style:font-name="Courier New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2 - Periférico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ositivos / Periféric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rada / Sensores</text:p>
              </text:list-item>
              <text:list-item>
                <text:p>Saída / Atuadores</text:p>
              </text:list-item>
              <text:list-item>
                <text:p>Internal</text:p>
              </text:list-item>
              <text:list-item>
                <text:p>External</text:p>
                <text:list>
                  <text:list-item>
                    <text:p>In circuit</text:p>
                  </text:list-item>
                  <text:list-item>
                    <text:p>Inter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" draw:text-style-name="P7" draw:layer="layout" svg:width="10.16cm" svg:height="7.62cm" draw:transform="rotate (-3.14159265358979) translate (27.005cm 13.805cm)">
          <draw:image xlink:href="Pictures/1000000000000A0000000780B67E1AFAC6CB9BFD.jpg" xlink:type="simple" xlink:show="embed" xlink:actuate="onLoad">
            <text:p/>
          </draw:image>
        </draw:frame>
        <draw:frame draw:style-name="gr5" draw:text-style-name="P7" draw:layer="layout" svg:width="15.118cm" svg:height="12.53cm" svg:x="1.092cm" svg:y="4.115cm">
          <draw:image xlink:href="Pictures/100000000000027100000206D9EC48755BD864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9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Piscar o LED a cada 1 segundo</text:span></text:p>
              </text:list-item>
              <text:list-item>
                <text:p xml:id="id2" text:id="id2"><text:span text:style-name="T8">Parar ao pressionar o botão, mantendo o LED aceso para sempre (mesmo após soltar o botão)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 xml:id="id4" text:id="id4"><text:span text:style-name="T8">Programa interativo!</text:span></text:p>
              </text:list-item>
            </text:list>
          </draw:text-box>
        </draw:frame>
        <draw:frame draw:style-name="gr6" draw:text-style-name="P11" xml:id="id3" draw:id="id3" draw:layer="layout" svg:width="16.585cm" svg:height="8.191cm" svg:x="5.505cm" svg:y="9.612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digitalWrite(LED_PIN, HIGH);</text:span></text:p>
            <text:p text:style-name="P10"><text:span text:style-name="T10"><text:s text:c="4"/></text:span><text:span text:style-name="T10">delay(1000);</text:span></text:p>
            <text:p text:style-name="P10"><text:span text:style-name="T10"><text:s text:c="4"/></text:span><text:span text:style-name="T10">digitalWrite(LED_PIN, LOW);</text:span></text:p>
            <text:p text:style-name="P10"><text:span text:style-name="T10"><text:s text:c="4"/></text:span><text:span text:style-name="T10">delay(1000);</text:span></text:p>
            <text:p text:style-name="P10"><text:span text:style-name="T10"/></text:p>
            <text:p text:style-name="P10"><text:span text:style-name="T10"><text:s text:c="4"/></text:span><text:span text:style-name="T9">int</text:span><text:span text:style-name="T10"> but = digitalRead(BUT_PIN);</text:span></text:p>
            <text:p text:style-name="P10"><text:span text:style-name="T10"><text:s text:c="4"/></text:span><text:span text:style-name="T9">if</text:span><text:span text:style-name="T10"> (but) {</text:span></text:p>
            <text:p text:style-name="P10"><text:span text:style-name="T10"><text:s text:c="8"/></text:span><text:span text:style-name="T10">digitalWrite(LED_PIN, HIGH);</text:span></text:p>
            <text:p text:style-name="P10"><text:span text:style-name="T10"><text:s text:c="8"/></text:span><text:span text:style-name="T9">while</text:span><text:span text:style-name="T10">(1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custom-shape draw:style-name="gr7" draw:text-style-name="P12" xml:id="id6" draw:id="id6" draw:layer="layout" svg:width="5.742cm" svg:height="0.505cm" svg:x="6.985cm" svg:y="11.13cm">
          <text:p text:style-name="P10"/>
          <draw:enhanced-geometry svg:viewBox="0 0 21600 21600" draw:type="rectangle" draw:enhanced-path="M 0 0 L 21600 0 21600 21600 0 21600 0 0 Z N"/>
        </draw:custom-shape>
        <draw:custom-shape draw:style-name="gr7" draw:text-style-name="P12" xml:id="id5" draw:id="id5" draw:layer="layout" svg:width="5.742cm" svg:height="0.505cm" svg:x="6.985cm" svg:y="12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4" draw:text-style-name="P7" draw:layer="layout" svg:width="13.038cm" svg:height="4.198cm" svg:x="1.767cm" svg:y="1.815cm">
          <draw:image xlink:href="Pictures/1000000000000604000001F05D162C08753F97D3.jpg" xlink:type="simple" xlink:show="embed" xlink:actuate="onLoad">
            <text:p/>
          </draw:image>
        </draw:frame>
        <draw:frame draw:style-name="gr4" draw:text-style-name="P7" draw:layer="layout" svg:width="11.64cm" svg:height="6.896cm" svg:x="14.605cm" svg:y="13.335cm">
          <draw:image xlink:href="Pictures/10000000000001F4000001798FABA83EA0D4EC28.jpg" xlink:type="simple" xlink:show="embed" xlink:actuate="onLoad">
            <text:p/>
          </draw:image>
        </draw:frame>
        <draw:frame presentation:style-name="pr6" draw:text-style-name="P13" draw:layer="layout" svg:width="12.701cm" svg:height="3.506cm" svg:x="14.435cm" svg:y="2.119cm" presentation:class="title" presentation:user-transformed="true">
          <draw:text-box>
            <text:p><text:span text:style-name="T12">Programa</text:span><text:span text:style-name="T12"><text:line-break/></text:span><text:span text:style-name="T12">Reativo</text:span></text:p>
          </draw:text-box>
        </draw:frame>
        <draw:frame presentation:style-name="pr6" draw:text-style-name="P13" draw:layer="layout" svg:width="12.701cm" svg:height="3.506cm" svg:x="1.469cm" svg:y="14.709cm" presentation:class="title" presentation:user-transformed="true">
          <draw:text-box>
            <text:p><text:span text:style-name="T12">Chamadas</text:span><text:span text:style-name="T12"><text:line-break/></text:span><text:span text:style-name="T12">Bloqueant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Usar a função </text:span><text:span text:style-name="T13">millis()</text:span><text:span text:style-name="T8"> para contar o tempo, </text:span><text:span text:style-name="T14">sem </text:span><text:span text:style-name="T14">bloquear</text:span><text:span text:style-name="T8">.</text:span></text:p>
                <text:p><text:span text:style-name="T8"/></text:p>
              </text:list-item>
            </text:list>
          </draw:text-box>
        </draw:frame>
        <draw:frame draw:style-name="gr4" draw:text-style-name="P7" draw:layer="layout" svg:width="23.408cm" svg:height="10.132cm" svg:x="2.312cm" svg:y="8.648cm">
          <draw:image xlink:href="Pictures/100000000000037E000001838507C6197E34CE55.png" xlink:type="simple" xlink:show="embed" xlink:actuate="onLoad">
            <text:p/>
          </draw:image>
        </draw:frame>
        <draw:frame draw:style-name="gr8" draw:text-style-name="P11" xml:id="id7" draw:id="id7" draw:layer="layout" svg:width="10.795cm" svg:height="3.175cm" svg:x="14.605cm" svg:y="14.14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millis(); <text:s/></text:span><text:span text:style-name="T15">// 1,2,4,5,...</text:span></text:p>
            <text:p text:style-name="P10"><text:span text:style-name="T10"><text:s text:c="4"/></text:span><text:span text:style-name="T10">delay(1);</text:span></text:p>
            <text:p text:style-name="P10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uardar </text:span><text:span text:style-name="T16">timestamp</text:span><text:span text:style-name="T8"> da última mudança</text:span></text:p>
              </text:list-item>
              <text:list-item>
                <text:p><text:span text:style-name="T8">Guardar estado atual do L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como se fossem dois loops em paralelo</text:span></text:p>
              <text:p><text:span text:style-name="T11">- a ordem entre os dois blocos é irrelevante</text:span></text:p>
              <text:p><text:span text:style-name="T11">- pergunta: como ter dois loops ao mesmo tempo?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8" text:id="id8"><text:span text:style-name="T8">Aplicação (programador) =&gt; Ambiente (dispositivos)</text:span></text:p>
              </text:list-item>
              <text:list-item>
                <text:p xml:id="id9" text:id="id9"><text:span text:style-name="T8">Programação sequencial =&gt; Variáveis globais de estado</text:span></text:p>
              </text:list-item>
            </text:list>
          </draw:text-box>
        </draw:frame>
        <draw:frame draw:style-name="gr9" draw:text-style-name="P11" xml:id="id10" draw:id="id10" draw:layer="layout" svg:width="11.43cm" svg:height="4.458cm" svg:x="1.305cm" svg:y="9.512cm">
          <draw:text-box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10">digitalWrite(LED_PIN, HIGH);</text:span></text:p>
            <text:p text:style-name="P10"><text:span text:style-name="T10"><text:s text:c="4"/></text:span><text:span text:style-name="T10">delay(1000);</text:span></text:p>
            <text:p text:style-name="P10"><text:span text:style-name="T10"><text:s text:c="4"/></text:span><text:span text:style-name="T10">digitalWrite(LED_PIN, LOW);</text:span></text:p>
            <text:p text:style-name="P10"><text:span text:style-name="T10"><text:s text:c="4"/></text:span><text:span text:style-name="T10">delay(1000);</text:span></text:p>
            <text:p text:style-name="P10"><text:span text:style-name="T10">}</text:span></text:p>
          </draw:text-box>
        </draw:frame>
        <draw:frame draw:style-name="gr10" draw:text-style-name="P11" xml:id="id12" draw:id="id12" draw:layer="layout" svg:width="13.335cm" svg:height="7.385cm" svg:x="13.335cm" svg:y="9.513cm">
          <draw:text-box>
            <text:p text:style-name="P10"><text:span text:style-name="T9">int</text:span><text:span text:style-name="T10"> state = 1;</text:span></text:p>
            <text:p text:style-name="P10"><text:span text:style-name="T9">unsigned</text:span><text:span text:style-name="T10"> </text:span><text:span text:style-name="T9">long</text:span><text:span text:style-name="T10"> old;</text:span></text:p>
            <text:p text:style-name="P10"><text:span text:style-name="T9">void</text:span><text:span text:style-name="T10"> loop () {</text:span></text:p>
            <text:p text:style-name="P10"><text:span text:style-name="T10"><text:s text:c="4"/></text:span><text:span text:style-name="T9">unsigned</text:span><text:span text:style-name="T10"> </text:span><text:span text:style-name="T9">long</text:span><text:span text:style-name="T10"> now = millis(); </text:span></text:p>
            <text:p text:style-name="P10"><text:span text:style-name="T10"><text:s text:c="4"/></text:span><text:span text:style-name="T9">if</text:span><text:span text:style-name="T10"> (now &gt;= old+1000) {</text:span></text:p>
            <text:p text:style-name="P10"><text:span text:style-name="T10"><text:s text:c="8"/></text:span><text:span text:style-name="T10">old = now;</text:span></text:p>
            <text:p text:style-name="P10"><text:span text:style-name="T10"><text:s text:c="8"/></text:span><text:span text:style-name="T10">state = !state;</text:span></text:p>
            <text:p text:style-name="P10"><text:span text:style-name="T10"><text:s text:c="8"/></text:span><text:span text:style-name="T10">digitalWrite(LED_PIN, state);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draw:polyline draw:style-name="gr11" draw:text-style-name="P7" xml:id="id11" draw:id="id11" draw:layer="layout" svg:width="0cm" svg:height="1.904cm" svg:x="2.235cm" svg:y="10.66cm" svg:viewBox="0 0 0 1905" draw:points="0,0 0,1905">
          <text:p/>
        </draw:polyline>
        <draw:custom-shape draw:style-name="gr7" draw:text-style-name="P12" xml:id="id13" draw:id="id13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7" draw:id="id17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21" draw:id="id21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4" draw:id="id14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5.08cm" svg:height="4.38cm" svg:x="6.375cm" svg:y="14.77cm">
          <text:p text:style-name="P10"><text:span text:style-name="T17">- inicialização</text:span></text:p>
          <text:p text:style-name="P10"><text:span text:style-name="T17"/></text:p>
          <text:p text:style-name="P10"><text:span text:style-name="T17">- decodificação</text:span></text:p>
          <text:p text:style-name="P10"><text:span text:style-name="T17"/></text:p>
          <text:p text:style-name="P10"><text:span text:style-name="T17">- codificação</text:span></text:p>
          <draw:enhanced-geometry svg:viewBox="0 0 21600 21600" draw:type="rectangle" draw:enhanced-path="M 0 0 L 21600 0 21600 21600 0 21600 0 0 Z N"/>
        </draw:custom-shape>
        <draw:polyline draw:style-name="gr11" draw:text-style-name="P7" xml:id="id16" draw:id="id16" draw:layer="layout" svg:width="3.274cm" svg:height="5.614cm" svg:x="10.16cm" svg:y="10.16cm" svg:viewBox="0 0 3275 5615" draw:points="3275,0 0,5615">
          <text:p/>
        </draw:polyline>
        <draw:polyline draw:style-name="gr11" draw:text-style-name="P7" xml:id="id18" draw:id="id18" draw:layer="layout" svg:width="7.919cm" svg:height="4.144cm" svg:x="10.495cm" svg:y="12.7cm" svg:viewBox="0 0 7920 4145" draw:points="7920,0 0,4145">
          <text:p/>
        </draw:polyline>
        <draw:polyline draw:style-name="gr11" draw:text-style-name="P7" xml:id="id22" draw:id="id22" draw:layer="layout" svg:width="5.955cm" svg:height="4.479cm" svg:x="10.16cm" svg:y="13.3cm" svg:viewBox="0 0 5956 4480" draw:points="5956,0 0,4480">
          <text:p/>
        </draw:polyline>
        <draw:custom-shape draw:style-name="gr7" draw:text-style-name="P12" xml:id="id19" draw:id="id19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1" draw:text-style-name="P7" xml:id="id20" draw:id="id20" draw:layer="layout" svg:width="8.553cm" svg:height="2.874cm" svg:x="10.496cm" svg:y="13.97cm" svg:viewBox="0 0 8554 2875" draw:points="8554,0 0,2875">
          <text:p/>
        </draw:polyline>
        <draw:polyline draw:style-name="gr11" draw:text-style-name="P7" xml:id="id24" draw:id="id24" draw:layer="layout" svg:width="6.348cm" svg:height="3.809cm" svg:x="10.161cm" svg:y="13.97cm" svg:viewBox="0 0 6349 3810" draw:points="6349,0 0,3810">
          <text:p/>
        </draw:polyline>
        <draw:custom-shape draw:style-name="gr7" draw:text-style-name="P12" xml:id="id23" draw:id="id23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1">- pergunta: no máximo, quanto tempo dura uma variável local?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18">Execução sequencial com chamadas bloqueantes</text:span></text:p>
                <text:list>
                  <text:list-item>
                    <text:p xml:id="id26" text:id="id26"><text:span text:style-name="T19">não reativo</text:span></text:p>
                  </text:list-item>
                </text:list>
              </text:list-item>
              <text:list-item>
                <text:p xml:id="id27" text:id="id27"><text:span text:style-name="T19">Inversão de controle e variáveis de estado</text:span></text:p>
                <text:list>
                  <text:list-item>
                    <text:p xml:id="id28" text:id="id28"><text:span text:style-name="T1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-02</text:p>
          </draw:text-box>
        </draw:frame>
        <draw:frame presentation:style-name="pr8" draw:text-style-name="P15" draw:layer="layout" svg:width="25.199cm" svg:height="13.859cm" svg:x="1.4cm" svg:y="4.914cm" presentation:class="outline">
          <draw:text-box>
            <text:list text:style-name="L2">
              <text:list-item>
                <text:p xml:id="id29" text:id="id29"><text:span text:style-name="T20">Debouncing</text:span></text:p>
              </text:list-item>
            </text:list>
          </draw:text-box>
        </draw:frame>
        <draw:frame draw:style-name="gr13" draw:text-style-name="P7" xml:id="id30" draw:id="id30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9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Modelo Assíncrono</text:span></text:p>
                <text:list>
                  <text:list-item>
                    <text:p><text:span text:style-name="T22">ChibiOS: </text:span><text:span text:style-name="T23">http://www.chibios.org</text:span></text:p>
                  </text:list-item>
                  <text:list-item>
                    <text:p><text:span text:style-name="T22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1">Modelo Síncrono</text:span></text:p>
                <text:list>
                  <text:list-item>
                    <text:p><text:span text:style-name="T22">Arduino Loop</text:span></text:p>
                  </text:list-item>
                  <text:list-item>
                    <text:p><text:span text:style-name="T22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8" draw:layer="layout" svg:width="16.79cm" svg:height="13.364cm" svg:x="2.098cm" svg:y="14.107cm" presentation:class="notes">
            <draw:text-box>
              <text:p><text:span text:style-name="T11">- pausa entre 1a e 2a aula</text:span></text:p>
            </draw:text-box>
          </draw:frame>
        </presentation:notes>
      </draw:page>
      <draw:page draw:name="page14" draw:style-name="dp1" draw:master-page-name="oranssi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ini Arduino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52</meta:editing-cycles>
    <meta:editing-duration>P36DT1H2M44S</meta:editing-duration>
    <meta:initial-creator>chico </meta:initial-creator>
    <dc:date>2018-08-15T19:48:12.051464342</dc:date>
    <meta:document-statistic meta:object-count="3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